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EB66755614A2F4A.png" manifest:media-type="image/png"/>
  <manifest:file-entry manifest:full-path="Pictures/10000001000007800000043880C5CD4EB5B2C3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9.562cm" draw:z-index="0"><draw:image xlink:href="Pictures/10000001000007800000043880C5CD4EB5B2C396.png" xlink:type="simple" xlink:show="embed" xlink:actuate="onLoad" draw:mime-type="image/png"/></draw:frame><draw:frame draw:style-name="fr1" draw:name="Image2" text:anchor-type="char" svg:x="0.014cm" svg:y="14.843cm" svg:width="17cm" svg:height="9.562cm" draw:z-index="1"><draw:image xlink:href="Pictures/100000010000078000000438BEB66755614A2F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8:06:48.166849995</meta:creation-date>
    <dc:date>2023-10-22T18:07:44.134463694</dc:date>
    <meta:editing-duration>PT5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